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sans-serif"/>
    <style:font-face style:name="Lohit Devanagari1" svg:font-family="'Lohit Devanagari'"/>
    <style:font-face style:name="apple-system" svg:font-family="apple-system, system-ui, BlinkMacSystemFont, 'Segoe UI', Roboto, 'Helvetica Neue', 'Fira Sans', Ubuntu, Oxygen, 'Oxygen Sans', Cantarell, 'Droid Sans', 'Apple Color Emoji', 'Segoe UI Emoji', 'Segoe UI Symbol', 'Lucida Grande', Helvetica, Arial, sans-serif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210946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2pt" officeooo:paragraph-rsid="000ea3a0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2pt" officeooo:paragraph-rsid="0013405f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2pt" officeooo:paragraph-rsid="001828e3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2pt" officeooo:paragraph-rsid="001530fc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2pt" officeooo:paragraph-rsid="001b7398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2pt" officeooo:paragraph-rsid="0019be87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2pt" officeooo:paragraph-rsid="002803c2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2pt" officeooo:paragraph-rsid="002d9598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2pt" officeooo:paragraph-rsid="0030ced4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2pt" officeooo:paragraph-rsid="0033ee90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2pt" style:font-name-asian="Arial1" style:font-size-asian="12pt" style:font-name-complex="Arial1" style:font-size-complex="12pt" style:language-complex="pt" style:country-complex="PT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" fo:font-size="18pt" fo:font-weight="bold" style:font-size-asian="18pt" style:font-weight-asian="bold" style:font-name-complex="Arial1" style:font-size-complex="18pt" style:language-complex="pt" style:country-complex="PT"/>
    </style:style>
    <style:style style:name="P16" style:family="paragraph" style:parent-style-name="Heading_20_1">
      <style:paragraph-properties fo:text-align="justify" style:justify-single-word="false"/>
      <style:text-properties fo:color="#000000" style:font-name="arial" fo:font-size="18pt" style:font-size-asian="18pt" style:font-size-complex="18pt"/>
    </style:style>
    <style:style style:name="P17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0ea3a0" style:font-size-asian="18pt" style:font-size-complex="18pt"/>
    </style:style>
    <style:style style:name="P18" style:family="paragraph" style:parent-style-name="Heading_20_1">
      <style:paragraph-properties fo:text-align="justify" style:justify-single-word="false"/>
      <style:text-properties fo:color="#000000" style:font-name="arial" fo:font-size="12pt" style:font-size-asian="12pt" style:font-name-complex="Arial1" style:font-size-complex="12pt" style:language-complex="pt" style:country-complex="PT"/>
    </style:style>
    <style:style style:name="P19" style:family="paragraph" style:parent-style-name="Heading_20_2">
      <style:paragraph-properties fo:text-align="justify" style:justify-single-word="false"/>
      <style:text-properties officeooo:paragraph-rsid="000ea3a0"/>
    </style:style>
    <style:style style:name="P20" style:family="paragraph" style:parent-style-name="Standard">
      <style:paragraph-properties fo:text-align="justify" style:justify-single-word="false"/>
      <style:text-properties fo:color="#000000" style:font-name="arial" fo:font-size="12pt" officeooo:paragraph-rsid="003adbfd" style:font-size-asian="12pt" style:font-size-complex="12pt"/>
    </style:style>
    <style:style style:name="P21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0ea3a0" style:font-size-asian="18pt" style:font-size-complex="18pt"/>
    </style:style>
    <style:style style:name="P22" style:family="paragraph" style:parent-style-name="Title" style:master-page-name="First_20_Page">
      <style:paragraph-properties fo:text-align="justify" style:justify-single-word="false" style:page-number="auto"/>
      <style:text-properties fo:color="#000000" style:font-name="arial" fo:font-size="24pt" officeooo:paragraph-rsid="000ea3a0" style:font-name-asian="Arial1" style:font-size-asian="24pt" style:font-name-complex="Arial1" style:font-size-complex="24pt" style:language-complex="pt" style:country-complex="PT"/>
    </style:style>
    <style:style style:name="T1" style:family="text">
      <style:text-properties fo:color="#000000" style:font-name="arial" fo:font-size="12pt" style:text-underline-style="none" style:font-name-asian="Arial1" style:font-size-asian="12pt" style:font-name-complex="Arial1" style:font-size-complex="12pt" style:language-complex="pt" style:country-complex="PT"/>
    </style:style>
    <style:style style:name="T2" style:family="text">
      <style:text-properties fo:color="#000000" style:font-name="arial" fo:font-size="12pt" style:text-underline-style="none" officeooo:rsid="00047fbc" style:font-name-asian="Arial1" style:font-size-asian="12pt" style:font-name-complex="Arial1" style:font-size-complex="12pt" style:language-complex="pt" style:country-complex="PT"/>
    </style:style>
    <style:style style:name="T3" style:family="text">
      <style:text-properties fo:color="#000000" style:font-name="arial" fo:font-size="12pt" style:text-underline-style="none" officeooo:rsid="002b5927" style:font-name-asian="Arial1" style:font-size-asian="12pt" style:font-name-complex="Arial1" style:font-size-complex="12pt" style:language-complex="pt" style:country-complex="PT"/>
    </style:style>
    <style:style style:name="T4" style:family="text">
      <style:text-properties fo:color="#000000" style:font-name="arial" fo:font-size="12pt" style:text-underline-style="none" officeooo:rsid="002cdfe1" style:font-name-asian="Arial1" style:font-size-asian="12pt" style:font-name-complex="Arial1" style:font-size-complex="12pt" style:language-complex="pt" style:country-complex="PT"/>
    </style:style>
    <style:style style:name="T5" style:family="text">
      <style:text-properties fo:color="#000000" style:font-name="arial" fo:font-size="12pt" style:text-underline-style="none" style:font-size-asian="12pt" style:font-size-complex="12pt"/>
    </style:style>
    <style:style style:name="T6" style:family="text">
      <style:text-properties fo:color="#000000" style:font-name="arial" fo:font-size="12pt" style:text-underline-style="none" officeooo:rsid="002cdfe1" style:font-size-asian="12pt" style:font-size-complex="12pt"/>
    </style:style>
    <style:style style:name="T7" style:family="text">
      <style:text-properties fo:font-variant="normal" fo:text-transform="none" fo:color="#000000" style:font-name="arial" fo:font-size="12pt" fo:letter-spacing="normal" fo:font-style="normal" fo:font-weight="normal" officeooo:rsid="00210946" fo:background-color="#ffffff" loext:char-shading-value="0" style:font-size-asian="12pt" style:font-name-complex="Arial1" style:font-size-complex="12pt" loext:padding="0in" loext:border="none"/>
    </style:style>
    <style:style style:name="T8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letter-spacing="normal" fo:font-style="normal" fo:font-weight="normal" style:font-name-asian="Arial1" style:font-weight-asian="normal" style:font-name-complex="Arial1" style:language-complex="pt" style:country-complex="PT" style:font-weight-complex="normal"/>
    </style:style>
    <style:style style:name="T10" style:family="text">
      <style:text-properties fo:font-variant="normal" fo:text-transform="none" fo:letter-spacing="normal" fo:font-style="normal" fo:font-weight="normal" officeooo:rsid="00047fbc" style:font-name-asian="Arial1" style:font-weight-asian="normal" style:font-name-complex="Arial1" style:language-complex="pt" style:country-complex="PT" style:font-weight-complex="normal"/>
    </style:style>
    <style:style style:name="T11" style:family="text">
      <style:text-properties fo:font-weight="bold" style:font-weight-asian="bold" style:font-name-complex="Arial1" style:language-complex="pt" style:country-complex="PT"/>
    </style:style>
    <style:style style:name="T12" style:family="text">
      <style:text-properties fo:font-weight="bold" officeooo:rsid="00222d90" style:font-weight-asian="bold" style:font-name-complex="Arial1" style:language-complex="pt" style:country-complex="PT"/>
    </style:style>
    <style:style style:name="T13" style:family="text">
      <style:text-properties fo:font-weight="bold" officeooo:rsid="00047fbc" style:font-weight-asian="bold" style:font-name-complex="Arial1" style:language-complex="pt" style:country-complex="PT"/>
    </style:style>
    <style:style style:name="T14" style:family="text">
      <style:text-properties fo:font-weight="bold" officeooo:rsid="000ea3a0" style:font-weight-asian="bold" style:font-name-complex="Arial1" style:language-complex="pt" style:country-complex="PT"/>
    </style:style>
    <style:style style:name="T15" style:family="text">
      <style:text-properties fo:font-weight="bold" officeooo:rsid="00390218" style:font-weight-asian="bold" style:font-name-complex="Arial1" style:language-complex="pt" style:country-complex="PT"/>
    </style:style>
    <style:style style:name="T16" style:family="text">
      <style:text-properties fo:font-weight="bold" style:font-name-asian="Arial1" style:font-weight-asian="bold" style:font-name-complex="Arial1" style:language-complex="pt" style:country-complex="PT"/>
    </style:style>
    <style:style style:name="T17" style:family="text">
      <style:text-properties fo:font-weight="bold" officeooo:rsid="00047fbc" style:font-name-asian="Arial1" style:font-weight-asian="bold" style:font-name-complex="Arial1" style:language-complex="pt" style:country-complex="PT"/>
    </style:style>
    <style:style style:name="T18" style:family="text">
      <style:text-properties fo:font-weight="bold" style:font-name-asian="Arial1" style:font-weight-asian="bold" style:font-name-complex="Arial1" style:language-complex="pt" style:country-complex="PT" style:font-weight-complex="bold"/>
    </style:style>
    <style:style style:name="T19" style:family="text">
      <style:text-properties fo:font-weight="bold" officeooo:rsid="0013405f" style:font-name-asian="Arial1" style:font-weight-asian="bold" style:font-name-complex="Arial1" style:language-complex="pt" style:country-complex="PT" style:font-weight-complex="bold"/>
    </style:style>
    <style:style style:name="T20" style:family="text">
      <style:text-properties fo:font-weight="bold" officeooo:rsid="001530fc" style:font-name-asian="Arial1" style:font-weight-asian="bold" style:font-name-complex="Arial1" style:language-complex="pt" style:country-complex="PT" style:font-weight-complex="bold"/>
    </style:style>
    <style:style style:name="T21" style:family="text">
      <style:text-properties fo:font-weight="bold" officeooo:rsid="00169323" style:font-name-asian="Arial1" style:font-weight-asian="bold" style:font-name-complex="Arial1" style:language-complex="pt" style:country-complex="PT" style:font-weight-complex="bold"/>
    </style:style>
    <style:style style:name="T22" style:family="text">
      <style:text-properties fo:font-weight="bold" officeooo:rsid="002d9598" style:font-name-asian="Arial1" style:font-weight-asian="bold" style:font-name-complex="Arial1" style:language-complex="pt" style:country-complex="PT" style:font-weight-complex="bold"/>
    </style:style>
    <style:style style:name="T23" style:family="text">
      <style:text-properties fo:font-weight="bold" officeooo:rsid="0030ced4" style:font-name-asian="Arial1" style:font-weight-asian="bold" style:font-name-complex="Arial1" style:language-complex="pt" style:country-complex="PT" style:font-weight-complex="bold"/>
    </style:style>
    <style:style style:name="T24" style:family="text">
      <style:text-properties fo:font-weight="bold" officeooo:rsid="0033ee90" style:font-name-asian="Arial1" style:font-weight-asian="bold" style:font-name-complex="Arial1" style:language-complex="pt" style:country-complex="PT" style:font-weight-complex="bold"/>
    </style:style>
    <style:style style:name="T25" style:family="text">
      <style:text-properties fo:font-weight="bold" officeooo:rsid="003adbfd" style:font-name-asian="Arial1" style:font-weight-asian="bold" style:font-name-complex="Arial1" style:language-complex="pt" style:country-complex="PT" style:font-weight-complex="bold"/>
    </style:style>
    <style:style style:name="T26" style:family="text">
      <style:text-properties fo:font-weight="bold" officeooo:rsid="001b7398" style:font-name-asian="Arial1" style:font-weight-asian="bold" style:font-name-complex="Arial1" style:language-complex="pt" style:country-complex="PT"/>
    </style:style>
    <style:style style:name="T27" style:family="text">
      <style:text-properties fo:font-weight="bold" officeooo:rsid="001a8142" style:font-name-asian="Arial1" style:font-weight-asian="bold" style:font-name-complex="Arial1" style:language-complex="pt" style:country-complex="PT"/>
    </style:style>
    <style:style style:name="T28" style:family="text">
      <style:text-properties fo:font-weight="bold" officeooo:rsid="002803c2" style:font-name-asian="Arial1" style:font-weight-asian="bold" style:font-name-complex="Arial1" style:language-complex="pt" style:country-complex="PT"/>
    </style:style>
    <style:style style:name="T29" style:family="text">
      <style:text-properties fo:font-weight="bold" officeooo:rsid="002d9598" style:font-name-asian="Arial1" style:font-weight-asian="bold" style:font-name-complex="Arial1" style:language-complex="pt" style:country-complex="PT"/>
    </style:style>
    <style:style style:name="T30" style:family="text">
      <style:text-properties fo:font-weight="bold" officeooo:rsid="003adbfd" style:font-name-asian="Arial1" style:font-weight-asian="bold" style:font-name-complex="Arial1" style:language-complex="pt" style:country-complex="PT"/>
    </style:style>
    <style:style style:name="T31" style:family="text">
      <style:text-properties fo:font-weight="bold" officeooo:rsid="001530fc" fo:background-color="#ffffff" loext:char-shading-value="0" style:font-name-asian="Arial1" style:font-weight-asian="bold" style:font-name-complex="Arial1" style:language-complex="pt" style:country-complex="PT" style:font-weight-complex="bold"/>
    </style:style>
    <style:style style:name="T32" style:family="text">
      <style:text-properties fo:font-weight="normal" style:font-name-asian="Arial1" style:font-weight-asian="normal" style:font-name-complex="Arial1" style:language-complex="pt" style:country-complex="PT" style:font-weight-complex="normal"/>
    </style:style>
    <style:style style:name="T33" style:family="text">
      <style:text-properties fo:font-weight="normal" officeooo:rsid="001a8142" style:font-name-asian="Arial1" style:font-weight-asian="normal" style:font-name-complex="Arial1" style:language-complex="pt" style:country-complex="PT" style:font-weight-complex="normal"/>
    </style:style>
    <style:style style:name="T34" style:family="text">
      <style:text-properties fo:font-weight="normal" officeooo:rsid="00075bc8" style:font-name-asian="Arial1" style:font-weight-asian="normal" style:font-name-complex="Arial1" style:language-complex="pt" style:country-complex="PT" style:font-weight-complex="normal"/>
    </style:style>
    <style:style style:name="T35" style:family="text">
      <style:text-properties fo:font-weight="normal" officeooo:rsid="0005cd84" style:font-name-asian="Arial1" style:font-weight-asian="normal" style:font-name-complex="Arial1" style:language-complex="pt" style:country-complex="PT" style:font-weight-complex="normal"/>
    </style:style>
    <style:style style:name="T36" style:family="text">
      <style:text-properties fo:font-weight="normal" officeooo:rsid="000ea3a0" style:font-name-asian="Arial1" style:font-weight-asian="normal" style:font-name-complex="Arial1" style:language-complex="pt" style:country-complex="PT" style:font-weight-complex="normal"/>
    </style:style>
    <style:style style:name="T37" style:family="text">
      <style:text-properties fo:font-weight="normal" officeooo:rsid="00125cbe" style:font-name-asian="Arial1" style:font-weight-asian="normal" style:font-name-complex="Arial1" style:language-complex="pt" style:country-complex="PT" style:font-weight-complex="normal"/>
    </style:style>
    <style:style style:name="T38" style:family="text">
      <style:text-properties fo:font-weight="normal" officeooo:rsid="000baeaf" style:font-name-asian="Arial1" style:font-weight-asian="normal" style:font-name-complex="Arial1" style:language-complex="pt" style:country-complex="PT" style:font-weight-complex="normal"/>
    </style:style>
    <style:style style:name="T39" style:family="text">
      <style:text-properties fo:font-weight="normal" officeooo:rsid="001b7398" style:font-name-asian="Arial1" style:font-weight-asian="normal" style:font-name-complex="Arial1" style:language-complex="pt" style:country-complex="PT" style:font-weight-complex="normal"/>
    </style:style>
    <style:style style:name="T40" style:family="text">
      <style:text-properties fo:font-weight="normal" officeooo:rsid="002d9598" style:font-name-asian="Arial1" style:font-weight-asian="normal" style:font-name-complex="Arial1" style:language-complex="pt" style:country-complex="PT" style:font-weight-complex="normal"/>
    </style:style>
    <style:style style:name="T41" style:family="text">
      <style:text-properties fo:font-weight="normal" officeooo:rsid="0030ced4" style:font-name-asian="Arial1" style:font-weight-asian="normal" style:font-name-complex="Arial1" style:language-complex="pt" style:country-complex="PT" style:font-weight-complex="normal"/>
    </style:style>
    <style:style style:name="T42" style:family="text">
      <style:text-properties fo:font-weight="normal" officeooo:rsid="0033ee90" style:font-name-asian="Arial1" style:font-weight-asian="normal" style:font-name-complex="Arial1" style:language-complex="pt" style:country-complex="PT" style:font-weight-complex="normal"/>
    </style:style>
    <style:style style:name="T43" style:family="text">
      <style:text-properties fo:font-weight="normal" officeooo:rsid="003adbfd" style:font-name-asian="Arial1" style:font-weight-asian="normal" style:font-name-complex="Arial1" style:language-complex="pt" style:country-complex="PT" style:font-weight-complex="normal"/>
    </style:style>
    <style:style style:name="T44" style:family="text">
      <style:text-properties style:font-name-asian="Arial1" style:font-name-complex="Arial1" style:language-complex="pt" style:country-complex="PT"/>
    </style:style>
    <style:style style:name="T45" style:family="text">
      <style:text-properties officeooo:rsid="0013405f" style:font-name-asian="Arial1" style:font-name-complex="Arial1" style:language-complex="pt" style:country-complex="PT"/>
    </style:style>
    <style:style style:name="T46" style:family="text">
      <style:text-properties officeooo:rsid="001a8142" style:font-name-asian="Arial1" style:font-name-complex="Arial1" style:language-complex="pt" style:country-complex="PT"/>
    </style:style>
    <style:style style:name="T47" style:family="text">
      <style:text-properties officeooo:rsid="0017e9c9" style:font-name-asian="Arial1" style:font-name-complex="Arial1" style:language-complex="pt" style:country-complex="PT"/>
    </style:style>
    <style:style style:name="T48" style:family="text">
      <style:text-properties officeooo:rsid="00169323" style:font-name-asian="Arial1" style:font-name-complex="Arial1" style:language-complex="pt" style:country-complex="PT"/>
    </style:style>
    <style:style style:name="T49" style:family="text">
      <style:text-properties officeooo:rsid="001530fc" style:font-name-asian="Arial1" style:font-name-complex="Arial1" style:language-complex="pt" style:country-complex="PT"/>
    </style:style>
    <style:style style:name="T50" style:family="text">
      <style:text-properties style:font-name-asian="Arial1" style:font-name-complex="Arial1" style:language-complex="pt" style:country-complex="PT" style:font-weight-complex="bold"/>
    </style:style>
    <style:style style:name="T51" style:family="text">
      <style:text-properties officeooo:rsid="001530fc" style:font-name-asian="Arial1" style:font-name-complex="Arial1" style:language-complex="pt" style:country-complex="PT" style:font-weight-complex="bold"/>
    </style:style>
    <style:style style:name="T52" style:family="text">
      <style:text-properties fo:background-color="#ffffff" loext:char-shading-value="0" style:font-name-complex="Arial1"/>
    </style:style>
    <style:style style:name="T53" style:family="text">
      <style:text-properties officeooo:rsid="0013405f" fo:background-color="#ffffff" loext:char-shading-value="0" style:font-name-complex="Arial1"/>
    </style:style>
    <style:style style:name="T54" style:family="text">
      <style:text-properties officeooo:rsid="0017e9c9" fo:background-color="#ffffff" loext:char-shading-value="0" style:font-name-complex="Arial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João Paulo Hotequil</text:p>
      <text:h text:style-name="P19" text:outline-level="2"><text:span text:style-name="T3">Para informações </text:span><text:span text:style-name="T4">pessoais</text:span><text:span text:style-name="T3">, </text:span><text:span text:style-name="T4">peço que </text:span><text:span text:style-name="T3">favor entr</text:span><text:span text:style-name="T4">e</text:span><text:span text:style-name="T3"> em contato </text:span><text:span text:style-name="T4">comigo </text:span><text:span text:style-name="T3">pelo e</text:span><text:span text:style-name="T2">-mail </text:span><text:a xlink:type="simple" xlink:href="mailto:hotequil@protonmail.com" text:style-name="Internet_20_link" text:visited-style-name="Visited_20_Internet_20_Link"><text:span text:style-name="T4">h</text:span></text:a><text:a xlink:type="simple" xlink:href="mailto:joaohotequil@gmail.com" text:style-name="ListLabel_20_12" text:visited-style-name="ListLabel_20_12"><text:span text:style-name="Internet_20_link"><text:span text:style-name="T1">otequil@</text:span></text:span></text:a><text:a xlink:type="simple" xlink:href="mailto:joaohotequil@gmail.com" text:style-name="ListLabel_20_12" text:visited-style-name="ListLabel_20_12"><text:span text:style-name="Internet_20_link"><text:span text:style-name="T2">protonmail</text:span></text:span></text:a><text:a xlink:type="simple" xlink:href="mailto:joaohotequil@gmail.com" text:style-name="ListLabel_20_12" text:visited-style-name="ListLabel_20_12"><text:span text:style-name="Internet_20_link">.com</text:span></text:a><text:span text:style-name="Internet_20_link"><text:span text:style-name="T5">, </text:span></text:span><text:span text:style-name="Internet_20_link"><text:span text:style-name="T6">desde já agradeço</text:span></text:span><text:span text:style-name="Internet_20_link"><text:span text:style-name="T1">.</text:span></text:span></text:h>
      <text:h text:style-name="P18" text:outline-level="1"/>
      <text:h text:style-name="P16" text:outline-level="1"><text:span text:style-name="T12">O que eu tenho a dizer</text:span><text:span text:style-name="T11">:</text:span></text:h>
      <text:p text:style-name="P1"><text:span text:style-name="lt-line-clamp_5f__5f_raw-line"><text:span text:style-name="T7">O meu nome é João Paulo Hotequil, trabalho desde os 14 anos de idade na área de TI, mexendo com hardware, com 16 anos decidi iniciar a jornada nos códigos, criei uma rotina de estudos sólida, com isso consegui o meu primeiro emprego como programador, busco sempre me aperfeiçoar com cursos e certificações que viso e almejo obter para implementar o conhecimento que aprendi onde trabalho e nos meus projetos pessoais. Acredito muito na tecnologia como um meio para descentralização da sociedade, barateamento de custos, geração de empregos e facilitação geral da vida de todos, porém para isso precisamos de pessoas capacitadas, focadas, que saibam trabalhar em </text:span></text:span><text:span text:style-name="T8">equipe, tenham vontade de aprender e compartilhar conhecimento, também que gostem de achar soluções para resolver diferentes problemas, tendo sempre visão na acessibilidade, responsividade, performance, semântica, usabilidade, inclusão e bom design.</text:span></text:p>
      <text:p text:style-name="P2"/>
      <text:h text:style-name="P17" text:outline-level="1"><text:span text:style-name="T11">Formaç</text:span><text:span text:style-name="T13">ões</text:span><text:span text:style-name="T11">:</text:span></text:h>
      <text:p text:style-name="P3"><text:span text:style-name="T16">[fevereiro de 2018 – dezembro de 20</text:span><text:span text:style-name="T17">19</text:span><text:span text:style-name="T16">] </text:span><text:span text:style-name="T18">E.E.B. Professor Honório Miranda | Gaspar, Santa Catarina: </text:span><text:span text:style-name="T33">c</text:span><text:span text:style-name="T9">ursei o segundo e terceiro ano do ensino médio.</text:span></text:p>
      <text:p text:style-name="P3"><text:span text:style-name="T16">[fevereiro de 2006 – dezembro de 2017] </text:span><text:span text:style-name="T18">Madre Francisca Lampel | Gaspar, Santa Catarina: </text:span><text:span text:style-name="T33">c</text:span><text:span text:style-name="T10">ursei o ensino fundamental (I e II) e o primeiro ano do ensino médio.</text:span></text:p>
      <text:p text:style-name="P13"/>
      <text:h text:style-name="P17" text:outline-level="1"><text:span text:style-name="T13">E</text:span><text:span text:style-name="T11">specializações, </text:span><text:span text:style-name="T14">t</text:span><text:span text:style-name="T11">reinamentos e cursos </text:span><text:span text:style-name="T15">(tenho algumas outras certificações que acabei não colocando aqui)</text:span><text:span text:style-name="T11">:</text:span></text:h>
      <text:p text:style-name="P20"><text:span text:style-name="T16">[</text:span><text:span text:style-name="T30">100% concluído</text:span><text:span text:style-name="T16">] </text:span><text:span text:style-name="T25">Loiane Groner (28 horas)</text:span><text:span text:style-name="T18"> | </text:span><text:span text:style-name="T25">Educação a distância</text:span><text:span text:style-name="T18">: </text:span><text:span text:style-name="T43">concluí um curso de Angular pela plataforma online da Loiane Groner</text:span><text:span text:style-name="T18">.</text:span></text:p>
      <text:p text:style-name="P10"><text:soft-page-break/><text:span text:style-name="T16">[</text:span><text:span text:style-name="T29">dezembro</text:span><text:span text:style-name="T16"> de </text:span><text:span text:style-name="T29">2020</text:span><text:span text:style-name="T16"> – </text:span><text:span text:style-name="T29">dezembro</text:span><text:span text:style-name="T16"> de </text:span><text:span text:style-name="T29">2020</text:span><text:span text:style-name="T16">] </text:span><text:span text:style-name="T29">Microsoft</text:span><text:span text:style-name="T18"> </text:span><text:span text:style-name="T19">(</text:span><text:span text:style-name="T22">2</text:span><text:span text:style-name="T19"> horas)</text:span><text:span text:style-name="T18"> | Blumenau, Santa Catarina: </text:span><text:span text:style-name="T40">realizei o exame 70-480 da Microsoft na ProWay com perguntas de HTML5, CSS3 e JavaScript, minha pontuação final foi de 909 pontos</text:span><text:span text:style-name="T18">.</text:span></text:p>
      <text:p text:style-name="P11"><text:span text:style-name="T18">[</text:span><text:span text:style-name="T23">outubro</text:span><text:span text:style-name="T18"> de </text:span><text:span text:style-name="T22">2020</text:span><text:span text:style-name="T18"> – </text:span><text:span text:style-name="T23">outubro</text:span><text:span text:style-name="T18"> de </text:span><text:span text:style-name="T22">2020</text:span><text:span text:style-name="T18">] </text:span><text:span text:style-name="T23">Apex</text:span><text:span text:style-name="T18"> </text:span><text:span text:style-name="T19">(</text:span><text:span text:style-name="T23">3</text:span><text:span text:style-name="T19"> horas)</text:span><text:span text:style-name="T18"> | Blumenau, Santa Catarina: </text:span><text:span text:style-name="T41">participei de um workshop sobre empreendedorismo</text:span><text:span text:style-name="T18">.</text:span></text:p>
      <text:p text:style-name="P11"><text:span text:style-name="T18">[</text:span><text:span text:style-name="T23">outubro</text:span><text:span text:style-name="T18"> de </text:span><text:span text:style-name="T22">2020</text:span><text:span text:style-name="T18"> – </text:span><text:span text:style-name="T23">outubro</text:span><text:span text:style-name="T18"> de </text:span><text:span text:style-name="T22">2020</text:span><text:span text:style-name="T18">] </text:span><text:span text:style-name="T23">Apex</text:span><text:span text:style-name="T18"> </text:span><text:span text:style-name="T19">(</text:span><text:span text:style-name="T23">3</text:span><text:span text:style-name="T19"> horas)</text:span><text:span text:style-name="T18"> | Blumenau, Santa Catarina: </text:span><text:span text:style-name="T41">participei de um workshop sobre planejamento de carreira</text:span><text:span text:style-name="T18">.</text:span></text:p>
      <text:p text:style-name="P12"><text:span text:style-name="T18">[</text:span><text:span text:style-name="T24">novembro</text:span><text:span text:style-name="T18"> de 2019 – </text:span><text:span text:style-name="T24">novembro</text:span><text:span text:style-name="T18"> de 2019] </text:span><text:span text:style-name="T24">Front in Floripa</text:span><text:span text:style-name="T18"> </text:span><text:span text:style-name="T19">(</text:span><text:span text:style-name="T24">8</text:span><text:span text:style-name="T19"> horas)</text:span><text:span text:style-name="T18"> | </text:span><text:span text:style-name="T24">Florianópolis</text:span><text:span text:style-name="T18">, Santa Catarina: </text:span><text:span text:style-name="T42">participei do evento Front in Floripa</text:span><text:span text:style-name="T18">.</text:span></text:p>
      <text:p text:style-name="P4"><text:span text:style-name="T16">[janeiro de 2019 – junho de 2019]</text:span><text:span text:style-name="T44"> </text:span><text:span text:style-name="T18">Apex </text:span><text:span text:style-name="T19">(180 horas)</text:span><text:span text:style-name="T18"> | Blumenau, Santa Catarina: </text:span><text:span text:style-name="T33">t</text:span><text:span text:style-name="T32">reinamento de alta performance de desenvolvimento e programação </text:span><text:span text:style-name="T34">f</text:span><text:span text:style-name="T32">ront-end </text:span><text:span text:style-name="T35">usando</text:span><text:span text:style-name="T32"> HTML5, CSS3 </text:span><text:span text:style-name="T36">(SASS e SCSS)</text:span><text:span text:style-name="T32">, JavaScript, TypeScript, testes, Angular 6, ReactJS, VueJS, Git </text:span><text:span text:style-name="T35">e </text:span><text:span text:style-name="T32">GitHub, </text:span><text:span text:style-name="T35">W</text:span><text:span text:style-name="T32">ebpack </text:span><text:span text:style-name="T35">e</text:span><text:span text:style-name="T32"> Gulp</text:span><text:span text:style-name="T18">.</text:span></text:p>
      <text:p text:style-name="P4"><text:span text:style-name="T16">[dezembro de 2018 - dezembro de 2018]</text:span><text:span text:style-name="T44"> </text:span><text:span text:style-name="T18">Apex </text:span><text:span text:style-name="T19">(16 horas)</text:span><text:span text:style-name="T18"> | Blumenau, Santa Catarina: </text:span><text:span text:style-name="T33">tr</text:span><text:span text:style-name="T32">einamento de alta performance de </text:span><text:span text:style-name="T37">l</text:span><text:span text:style-name="T32">ógica de </text:span><text:span text:style-name="T37">p</text:span><text:span text:style-name="T32">rogramação </text:span><text:span text:style-name="T38">sobre</text:span><text:span text:style-name="T32"> boas práticas, manipulação de textos, criação de objetos, armazenamento de dados em listas e tópicos avançados </text:span><text:span text:style-name="T37">da linguagem</text:span><text:span text:style-name="T32">.</text:span></text:p>
      <text:p text:style-name="P5"><text:span text:style-name="T16">[dezembro de 2018 - dezembro de 2018]</text:span><text:span text:style-name="T44"> </text:span><text:span text:style-name="T18">Apex </text:span><text:span text:style-name="T19">(16 horas)</text:span><text:span text:style-name="T18"> | Blumenau, Santa Catarina: </text:span><text:span text:style-name="T33">t</text:span><text:span text:style-name="T32">reinamento</text:span><text:span text:style-name="T44"> de alta performance de </text:span><text:span text:style-name="T45">b</text:span><text:span text:style-name="T44">anco de </text:span><text:span text:style-name="T45">d</text:span><text:span text:style-name="T44">ados </text:span><text:span text:style-name="T45">sobre</text:span><text:span text:style-name="T44"> </text:span><text:span text:style-name="T52">instalação, configuração, conceitos básicos, comandos para manipulação de tabelas, texto </text:span><text:span text:style-name="T53">e</text:span><text:span text:style-name="T52"> data, operadores, </text:span><text:span text:style-name="T53">funções </text:span><text:span text:style-name="T52">básicas </text:span><text:span text:style-name="T53">e intermediárias</text:span><text:span text:style-name="T52">, normalização de dados, relacionamento entre tabelas, </text:span><text:span text:style-name="T53">unificação de </text:span><text:span text:style-name="T52">tabelas, realização de consultas, criação de views, indexação de tabelas, backup d</text:span><text:span text:style-name="T53">e</text:span><text:span text:style-name="T52"> dados e restaura</text:span><text:span text:style-name="T53">ção</text:span><text:span text:style-name="T52"> </text:span><text:span text:style-name="T53">d</text:span><text:span text:style-name="T52">as informações da base através do backup</text:span><text:span text:style-name="T44">.</text:span></text:p>
      <text:p text:style-name="P20"><text:span text:style-name="T16">[100% concluído]</text:span><text:span text:style-name="T44"> </text:span><text:span text:style-name="T18">Udemy </text:span><text:span text:style-name="T20">(</text:span><text:span text:style-name="T31">54 horas</text:span><text:span text:style-name="T20">)</text:span><text:span text:style-name="T18"> | </text:span><text:span text:style-name="T25">Educação a distância</text:span><text:span text:style-name="T18">:</text:span><text:span text:style-name="T44"> </text:span><text:span text:style-name="T46">t</text:span><text:span text:style-name="T44">reinamento básico de desenvolvimento e programação </text:span><text:span text:style-name="T47">f</text:span><text:span text:style-name="T44">ront-end </text:span><text:span text:style-name="T47">utilizando</text:span><text:span text:style-name="T44"> </text:span><text:span text:style-name="T52">HTML5, CSS3 </text:span><text:span text:style-name="T54">e</text:span><text:span text:style-name="T52"> J</text:span><text:span text:style-name="T54">ava</text:span><text:span text:style-name="T52">S</text:span><text:span text:style-name="T54">cript</text:span><text:span text:style-name="T52"> e</text:span><text:span text:style-name="T54">m cinco</text:span><text:span text:style-name="T52"> </text:span><text:span text:style-name="T54">p</text:span><text:span text:style-name="T52">rojetos.</text:span></text:p>
      <text:p text:style-name="P20"><text:span text:style-name="T16">[100% concluído]</text:span><text:span text:style-name="T44"> </text:span><text:span text:style-name="T18">Udemy </text:span><text:span text:style-name="T21">(10 horas)</text:span><text:span text:style-name="T18"> | </text:span><text:span text:style-name="T25">Educação a distância</text:span><text:span text:style-name="T18">:</text:span><text:span text:style-name="T44"> </text:span><text:span text:style-name="T46">t</text:span><text:span text:style-name="T44">reinamento básico de inglês </text:span><text:span text:style-name="T48">sobre</text:span><text:span text:style-name="T44"> </text:span><text:span text:style-name="T48">metodologia </text:span><text:span text:style-name="T44">para ser fluente.</text:span><text:bookmark text:name="_GoBack"/></text:p>
      <text:p text:style-name="P6"><text:span text:style-name="T16">[setembro de 2018 – fevereiro de 2019]</text:span><text:span text:style-name="T44"> </text:span><text:span text:style-name="T18">Instituto Mix </text:span><text:span text:style-name="T20">(96 horas)</text:span><text:span text:style-name="T18"> | Gaspar, Santa Catarina:</text:span><text:span text:style-name="T44"> </text:span><text:span text:style-name="T33">t</text:span><text:span text:style-name="T32">reinamento</text:span><text:span text:style-name="T44"> básico de </text:span><text:span text:style-name="T49">m</text:span><text:span text:style-name="T44">ontagem e </text:span><text:span text:style-name="T49">m</text:span><text:span text:style-name="T44">anutenção </text:span><text:span text:style-name="T49">de</text:span><text:span text:style-name="T44"> hardware e redes.</text:span></text:p>
      <text:p text:style-name="P6"><text:span text:style-name="T16">[maio de 2017 – outubro de 2018]</text:span><text:span text:style-name="T44"> </text:span><text:span text:style-name="T18">GERAR </text:span><text:span text:style-name="T20">(1280 horas)</text:span><text:span text:style-name="T18"> | Gaspar e Blumenau, Santa Catarina: </text:span><text:span text:style-name="T33">c</text:span><text:span text:style-name="T32">urso</text:span><text:span text:style-name="T50"> de </text:span><text:span text:style-name="T51">a</text:span><text:span text:style-name="T50">dministração como menor aprendiz.</text:span></text:p>
      <text:p text:style-name="P14"/>
      <text:p text:style-name="P15"><text:soft-page-break/>Experiência:</text:p>
      <text:p text:style-name="P7"><text:span text:style-name="T16">[</text:span><text:span text:style-name="T26">janeiro</text:span><text:span text:style-name="T16"> de </text:span><text:span text:style-name="T26">2020</text:span><text:span text:style-name="T16"> – </text:span><text:span text:style-name="T26">até o momento</text:span><text:span text:style-name="T16">] </text:span><text:span text:style-name="T27">Desenvolvedor front-end</text:span><text:span text:style-name="T16"> | </text:span><text:span text:style-name="T27">Velow </text:span><text:span text:style-name="T28">Sistemas</text:span><text:span text:style-name="T16">: </text:span><text:span text:style-name="T39">t</text:span><text:span text:style-name="T32">rabalho atualmente como desenvolvedor front-end júnior.</text:span></text:p>
      <text:p text:style-name="P9"><text:span text:style-name="T16">[maio de </text:span><text:span text:style-name="T27">2019</text:span><text:span text:style-name="T16"> – </text:span><text:span text:style-name="T26">dezembro de 2019</text:span><text:span text:style-name="T16">] </text:span><text:span text:style-name="T27">Estagiário de programação</text:span><text:span text:style-name="T16"> | </text:span><text:span text:style-name="T27">Velow </text:span><text:span text:style-name="T28">Sistemas</text:span><text:span text:style-name="T16">: </text:span><text:span text:style-name="T33">a</text:span><text:span text:style-name="T32">tuei como estagiário de programação por uma pequena fração de tempo, com isso consegui ser efetivado na empresa.</text:span></text:p>
      <text:p text:style-name="P8"><text:span text:style-name="T16">[maio de 2017 – outubro de 2018] Auxiliar de TI | Fazzenda Park Hotel: </text:span><text:span text:style-name="T33">e</text:span><text:span text:style-name="T32">u era um menor aprendiz, com 14 anos, tive muitas responsabilidades e ordens de serviço para fazer, ganhei muita experiência na parte de infra e suporte na área de TI.</text:span></text:p>
      <text:p text:style-name="P2"><text:span text:style-name="T16">[junho de 2016 – janeiro de 2017] </text:span><text:span text:style-name="T27">Apresentador de rádio</text:span><text:span text:style-name="T16"> | Rádio Sentinela do Vale: </text:span><text:span text:style-name="T33">t</text:span><text:span text:style-name="T32">rabalhei com meu potencial de comunicação na rádio, apresentava um programa de entretenimento, chamado Variedades, junto de um colega, não trabalhei de carteira assinad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sans-serif"/>
    <style:font-face style:name="Lohit Devanagari1" svg:font-family="'Lohit Devanagari'"/>
    <style:font-face style:name="apple-system" svg:font-family="apple-system, system-ui, BlinkMacSystemFont, 'Segoe UI', Roboto, 'Helvetica Neue', 'Fira Sans', Ubuntu, Oxygen, 'Oxygen Sans', Cantarell, 'Droid Sans', 'Apple Color Emoji', 'Segoe UI Emoji', 'Segoe UI Symbol', 'Lucida Grande', Helvetica, Arial, sans-serif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3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22in" fo:margin-bottom="0.139in" loext:contextual-spacing="false" fo:line-height="100%" fo:keep-together="always" fo:keep-with-next="always"/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555in" fo:margin-bottom="0in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in" fo:margin-bottom="0.139in" loext:contextual-spacing="false" fo:keep-together="always" fo:keep-with-next="always"/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loext:contextual-spacing="false" fo:keep-together="always" fo:keep-with-next="always"/>
      <style:text-properties fo:color="#151c3a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loext:contextual-spacing="false" fo:keep-together="always" fo:keep-with-next="always"/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loext:contextual-spacing="false" fo:keep-together="always" fo:keep-with-next="always"/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28in" fo:margin-bottom="0in" loext:contextual-spacing="false" fo:keep-together="always" fo:keep-with-next="always"/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28in" fo:margin-bottom="0in" loext:contextual-spacing="false" fo:keep-together="always" fo:keep-with-next="always"/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line-height="100%"/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Informações_20_de_20_Contacto" style:display-name="Informações de Contacto" style:family="paragraph" style:parent-style-name="Standard" style:default-outline-level="">
      <style:paragraph-properties fo:margin-top="0.111in" fo:margin-bottom="0.472in" loext:contextual-spacing="false" fo:line-height="100%"/>
      <style:text-properties fo:color="#25c0d5" style:font-name="Arial" fo:font-family="Arial" style:font-family-generic="roman" style:font-pitch="variabl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/>
    </style:style>
    <style:style style:name="List_20_Bullet" style:display-name="List Bullet" style:family="paragraph" style:parent-style-name="Standard" style:default-outline-level="">
      <style:paragraph-properties fo:margin-top="0in" fo:margin-bottom="0.111in" loext:contextual-spacing="tru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color="#25c0d5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lock_20_Text" style:display-name="Block Text" style:family="paragraph" style:parent-style-name="Standard" style:default-outline-level="">
      <style:text-properties fo:font-size="15pt" style:font-name-asian="Arial1" style:font-family-asian="Arial" style:font-family-generic-asian="system" style:font-pitch-asian="variable" style:font-size-asian="15pt" style:font-style-complex="italic"/>
    </style:style>
    <style:style style:name="Default_20_Paragraph_20_Font" style:display-name="Default Paragraph Font" style:family="text"/>
    <style:style style:name="Título_20_Char" style:display-name="Título Char" style:family="text" style:parent-style-name="Default_20_Paragraph_20_Font"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Título_20_1_20_Char" style:display-name="Título 1 Char" style:family="text" style:parent-style-name="Default_20_Paragraph_20_Font"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151c3a"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tyle-complex="italic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>
      <style:text-properties fo:color="#25c0d5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5_20_Char" style:display-name="Título 5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25c0d5" style:text-underline-style="solid" style:text-underline-width="auto" style:text-underline-color="font-color"/>
    </style:style>
    <style:style style:name="lt-line-clamp_5f__5f_raw-line" style:display-name="lt-line-clamp__raw-line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color="#25c0d5"/>
    </style:style>
    <style:style style:name="ListLabel_20_11" style:display-name="ListLabel 11" style:family="text">
      <style:text-properties fo:color="#000000" fo:font-size="12pt" style:text-underline-style="none" style:font-size-asian="12pt" style:font-name-complex="Arial1" style:font-family-complex="Arial" style:font-family-generic-complex="system" style:font-pitch-complex="variable" style:font-size-complex="12pt"/>
    </style:style>
    <style:style style:name="ListLabel_20_12" style:display-name="ListLabel 12" style:family="text">
      <style:text-properties fo:color="#0d0d0d" style:font-name="Arial" fo:font-family="Arial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language-complex="pt" style:country-complex="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5in" fo:margin-bottom="0.6701in" fo:margin-left="0.95in" fo:margin-right="0.9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5in" fo:margin-bottom="1in" fo:margin-left="0.95in" fo:margin-right="0.9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86</meta:editing-cycles>
    <meta:print-date>2019-02-01T12:54:00</meta:print-date>
    <meta:creation-date>2018-01-13T12:08:00</meta:creation-date>
    <dc:date>2021-01-16T08:41:18.223716569</dc:date>
    <meta:editing-duration>PT9H32M42S</meta:editing-duration>
    <meta:generator>LibreOffice/6.0.7.3$Linux_X86_64 LibreOffice_project/00m0$Build-3</meta:generator>
    <meta:document-statistic meta:table-count="0" meta:image-count="0" meta:object-count="0" meta:page-count="3" meta:paragraph-count="25" meta:word-count="712" meta:character-count="4693" meta:non-whitespace-character-count="39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